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7.916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5.049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frame draw:style-name="gr1" draw:layer="layout" svg:width="9.633cm" svg:height="1.673cm" svg:x="2.181cm" svg:y="0.065cm">
            <draw:text-box>
              <text:p>Joint Forces Certificate Authority</text:p>
              <text:p text:style-name="P1">JFCA</text:p>
            </draw:text-box>
          </draw:frame>
          <draw:g>
            <draw:frame draw:style-name="gr2" draw:text-style-name="P1" draw:layer="layout" svg:width="6.284cm" svg:height="2.384cm" svg:x="0.102cm" svg:y="2.601cm">
              <draw:text-box>
                <text:p text:style-name="P1">Blue Forces Certificate Authority</text:p>
                <text:p text:style-name="P1">BFCA</text:p>
              </draw:text-box>
            </draw:frame>
            <draw:frame draw:style-name="gr3" draw:text-style-name="P1" draw:layer="layout" svg:width="6.185cm" svg:height="2.384cm" svg:x="7.708cm" svg:y="2.601cm">
              <draw:text-box>
                <text:p text:style-name="P1">Gold Forces Certificate Authority</text:p>
                <text:p text:style-name="P1">GFCA</text:p>
              </draw:text-box>
            </draw:frame>
          </draw:g>
          <draw:line draw:style-name="gr4" draw:text-style-name="P1" draw:layer="layout" svg:x1="3.225cm" svg:y1="2.527cm" svg:x2="6.9cm" svg:y2="1.755cm">
            <text:p/>
          </draw:line>
          <draw:line draw:style-name="gr4" draw:text-style-name="P1" draw:layer="layout" svg:x1="10.869cm" svg:y1="2.6cm" svg:x2="6.937cm" svg:y2="1.792cm">
            <text:p/>
          </draw:lin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iu-Kai Chin</meta:initial-creator>
    <meta:creation-date>2011-11-06T07:19:37</meta:creation-date>
    <dc:date>2011-11-06T07:24:47</dc:date>
    <dc:creator>Shiu-Kai Chin</dc:creator>
    <meta:editing-duration>PT5M10S</meta:editing-duration>
    <meta:editing-cycles>1</meta:editing-cycles>
    <meta:document-statistic meta:object-count="7"/>
    <meta:generator>LibreOffice/3.4$Unix LibreOffice_project/340m1$Build-302</meta:generator>
  </office:meta>
</office:document-meta>
</file>